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2.27cm" svg:x2="1.75cm" svg:y2="3.27cm">
          <text:p/>
        </draw:line>
        <draw:line draw:style-name="gr9" draw:text-style-name="P6" draw:layer="layout" svg:x1="0.75cm" svg:y1="3.27cm" svg:x2="1.75cm" svg:y2="2.27cm">
          <text:p/>
        </draw:lin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7cm" svg:x2="1.75cm" svg:y2="1.7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line draw:style-name="gr11" draw:text-style-name="P6" draw:layer="layout" svg:x1="0.75cm" svg:y1="1.77cm" svg:x2="1.75cm" svg:y2="0.77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7" draw:text-style-name="P6" draw:layer="layout" svg:x1="0.25cm" svg:y1="1.27cm" svg:x2="0.25cm" svg:y2="7.27cm">
          <text:p/>
        </draw:line>
        <draw:line draw:style-name="gr7" draw:text-style-name="P6" draw:layer="layout" svg:x1="2.25cm" svg:y1="1.27cm" svg:x2="2.25cm" svg:y2="7.27cm">
          <text:p/>
        </draw:line>
        <draw:custom-shape draw:style-name="gr12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5cm" svg:x2="1cm" svg:y2="8.815cm">
          <text:p/>
        </draw:line>
        <draw:line draw:style-name="gr15" draw:text-style-name="P6" draw:layer="layout" svg:x1="1.5cm" svg:y1="8.299cm" svg:x2="1.5cm" svg:y2="8.799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9" draw:text-style-name="P6" draw:layer="layout" svg:x1="0.75cm" svg:y1="6.715cm" svg:x2="1.75cm" svg:y2="7.715cm">
          <text:p/>
        </draw:line>
        <draw:line draw:style-name="gr19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55:36.533000000</dc:date>
    <meta:editing-duration>PT14M47S</meta:editing-duration>
    <meta:editing-cycles>62</meta:editing-cycles>
    <meta:generator>LibreOffice/7.5.0.3$Windows_X86_64 LibreOffice_project/c21113d003cd3efa8c53188764377a8272d9d6de</meta:generator>
    <meta:document-statistic meta:object-count="86"/>
  </office:meta>
</office:document-meta>
</file>